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4pt" style:text-underline-style="solid" style:text-underline-width="auto" style:text-underline-color="font-color" style:font-size-asian="14pt" style:font-size-complex="14pt"/>
    </style:style>
    <style:style style:name="P3" style:family="paragraph" style:parent-style-name="Standard">
      <style:paragraph-properties fo:text-align="justify" style:justify-single-word="false"/>
      <style:text-properties fo:font-size="14pt" style:text-underline-style="solid" style:text-underline-width="auto" style:text-underline-color="font-color" style:font-size-asian="14pt" style:font-size-complex="14pt"/>
    </style:style>
    <style:style style:name="P4" style:family="paragraph" style:parent-style-name="Standard">
      <style:text-properties fo:font-size="14pt" style:font-size-asian="14pt" style:font-size-complex="14pt"/>
    </style:style>
    <style:style style:name="P5" style:family="paragraph" style:parent-style-name="Standard">
      <style:paragraph-properties fo:text-align="justify" style:justify-single-word="false"/>
      <style:text-properties fo:font-size="14pt" style:text-underline-style="none" style:font-size-asian="12.25pt" style:font-size-complex="14pt"/>
    </style:style>
    <style:style style:name="P6" style:family="paragraph" style:parent-style-name="Standard">
      <style:paragraph-properties fo:text-align="justify" style:justify-single-word="false"/>
      <style:text-properties fo:font-size="14pt" fo:font-style="italic" style:text-underline-style="none" style:font-size-asian="12.25pt" style:font-style-asian="italic" style:font-size-complex="14pt" style:font-style-complex="italic"/>
    </style:style>
    <style:style style:name="P7" style:family="paragraph" style:parent-style-name="Standard">
      <style:paragraph-properties fo:text-align="justify" style:justify-single-word="false"/>
      <style:text-properties fo:font-size="14pt" fo:font-style="normal" style:text-underline-style="solid" style:text-underline-width="auto" style:text-underline-color="font-color" style:font-size-asian="14pt" style:font-style-asian="normal" style:font-size-complex="14pt" style:font-style-complex="normal"/>
    </style:style>
    <style:style style:name="P8" style:family="paragraph" style:parent-style-name="Standard">
      <style:paragraph-properties fo:text-align="justify" style:justify-single-word="false"/>
      <style:text-properties fo:font-size="12pt" style:font-size-asian="10.5pt" style:font-size-complex="12pt"/>
    </style:style>
    <style:style style:name="P9" style:family="paragraph" style:parent-style-name="Standard">
      <style:paragraph-properties fo:text-align="justify" style:justify-single-word="false"/>
      <style:text-properties fo:font-size="12pt" style:text-underline-style="none" style:font-size-asian="10.5pt" style:font-size-complex="12pt"/>
    </style:style>
    <style:style style:name="P10" style:family="paragraph" style:parent-style-name="Standard" style:list-style-name="L4">
      <style:paragraph-properties fo:text-align="justify" style:justify-single-word="false"/>
      <style:text-properties fo:font-size="12pt" style:text-underline-style="none" style:font-size-asian="10.5pt" style:font-size-complex="12pt"/>
    </style:style>
    <style:style style:name="P11" style:family="paragraph" style:parent-style-name="Standard">
      <style:paragraph-properties fo:text-align="justify" style:justify-single-word="false"/>
      <style:text-properties fo:font-size="12pt" fo:font-style="normal" style:text-underline-style="none" style:font-size-asian="12pt" style:font-style-asian="normal" style:font-size-complex="12pt" style:font-style-complex="normal"/>
    </style:style>
    <style:style style:name="P12" style:family="paragraph" style:parent-style-name="Standard" style:list-style-name="L1">
      <style:paragraph-properties fo:text-align="justify" style:justify-single-word="false"/>
      <style:text-properties fo:font-size="12pt" fo:font-style="normal" style:text-underline-style="none" style:font-size-asian="12pt" style:font-style-asian="normal" style:font-size-complex="12pt" style:font-style-complex="normal"/>
    </style:style>
    <style:style style:name="P13" style:family="paragraph" style:parent-style-name="Standard" style:list-style-name="L4">
      <style:paragraph-properties fo:text-align="justify" style:justify-single-word="false"/>
      <style:text-properties fo:font-size="12pt" fo:font-style="normal" style:text-underline-style="none" style:font-size-asian="10.5pt" style:font-style-asian="normal" style:font-size-complex="12pt" style:font-style-complex="normal"/>
    </style:style>
    <style:style style:name="P14" style:family="paragraph" style:parent-style-name="Standard">
      <style:paragraph-properties fo:text-align="justify" style:justify-single-word="false"/>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align="justify" style:justify-single-word="false" fo:text-indent="0in" style:auto-text-indent="false"/>
      <style:text-properties fo:font-size="12pt" fo:font-style="normal" style:text-underline-style="none" style:font-size-asian="12pt" style:font-style-asian="normal" style:font-size-complex="12pt" style:font-style-complex="normal"/>
    </style:style>
    <style:style style:name="P17" style:family="paragraph" style:parent-style-name="Standard">
      <style:paragraph-properties fo:margin-left="0in" fo:margin-right="0in" fo:text-align="justify" style:justify-single-word="false" fo:text-indent="0in" style:auto-text-indent="false"/>
      <style:text-properties fo:font-size="12pt" fo:font-style="normal" style:text-underline-style="none" style:font-size-asian="10.5pt" style:font-style-asian="normal" style:font-size-complex="12pt" style:font-style-complex="normal"/>
    </style:style>
    <style:style style:name="P18" style:family="paragraph" style:parent-style-name="Standard">
      <style:paragraph-properties fo:margin-left="0in" fo:margin-right="0in" fo:text-align="justify" style:justify-single-word="false" fo:text-indent="0in" style:auto-text-indent="false"/>
      <style:text-properties fo:font-size="14pt" fo:font-style="normal" style:text-underline-style="none" style:font-size-asian="14pt" style:font-style-asian="normal" style:font-size-complex="14pt" style:font-style-complex="normal"/>
    </style:style>
    <style:style style:name="P19" style:family="paragraph" style:parent-style-name="Standard">
      <style:paragraph-properties fo:margin-left="0in" fo:margin-right="0in" fo:text-align="justify" style:justify-single-word="false" fo:text-indent="0in" style:auto-text-indent="false" fo:break-before="page"/>
      <style:text-properties fo:font-size="14pt" fo:font-style="normal" style:text-underline-style="none" style:font-size-asian="14pt" style:font-style-asian="normal" style:font-size-complex="14pt" style:font-style-complex="normal"/>
    </style:style>
    <style:style style:name="P20" style:family="paragraph" style:parent-style-name="Standard">
      <style:paragraph-properties fo:margin-left="4.2638in" fo:margin-right="0in" fo:text-indent="0in" style:auto-text-indent="false"/>
    </style:style>
    <style:style style:name="P21" style:family="paragraph" style:parent-style-name="Standard">
      <style:paragraph-properties fo:margin-left="4.2638in" fo:margin-right="0in" fo:text-indent="0in" style:auto-text-indent="false">
        <style:tab-stops>
          <style:tab-stop style:position="0.0346in"/>
        </style:tab-stops>
      </style:paragraph-properties>
    </style:style>
    <style:style style:name="P22" style:family="paragraph" style:parent-style-name="Standard">
      <style:paragraph-properties fo:margin-left="4.278in" fo:margin-right="0in" fo:text-indent="0in" style:auto-text-indent="false"/>
    </style:style>
    <style:style style:name="P23" style:family="paragraph" style:parent-style-name="Standard">
      <style:paragraph-properties fo:margin-left="4.2709in" fo:margin-right="0in" fo:text-indent="0in" style:auto-text-indent="false"/>
    </style:style>
    <style:style style:name="P24" style:family="paragraph" style:parent-style-name="Standard">
      <style:paragraph-properties fo:margin-left="-0.0209in" fo:margin-right="0in" fo:text-indent="0in" style:auto-text-indent="false"/>
    </style:style>
    <style:style style:name="P25" style:family="paragraph" style:parent-style-name="Standard">
      <style:paragraph-properties fo:text-align="justify" style:justify-single-word="false" fo:break-before="page"/>
      <style:text-properties fo:font-size="14pt" style:text-underline-style="solid" style:text-underline-width="auto" style:text-underline-color="font-color" style:font-size-asian="14pt" style:font-size-complex="14pt"/>
    </style:style>
    <style:style style:name="P26" style:family="paragraph" style:parent-style-name="Standard" style:list-style-name="L5">
      <style:paragraph-properties fo:margin-left="0.9846in" fo:margin-right="0in" fo:text-align="justify" style:justify-single-word="false" fo:text-indent="-0.25in" style:auto-text-indent="false"/>
      <style:text-properties fo:font-size="12pt" fo:font-style="normal" style:text-underline-style="none" style:font-size-asian="10.5pt" style:font-style-asian="normal" style:font-size-complex="12pt" style:font-style-complex="normal"/>
    </style:style>
    <style:style style:name="P27" style:family="paragraph" style:parent-style-name="Standard" style:list-style-name="L5">
      <style:paragraph-properties fo:margin-left="0.9846in" fo:margin-right="0in" fo:text-align="justify" style:justify-single-word="false" fo:text-indent="-0.25in" style:auto-text-indent="false"/>
    </style:style>
    <style:style style:name="P28" style:family="paragraph" style:parent-style-name="Footer">
      <style:paragraph-properties fo:text-align="end" style:justify-single-word="false"/>
    </style:style>
    <style:style style:name="P29" style:family="paragraph">
      <style:paragraph-properties fo:text-align="center"/>
    </style:style>
    <style:style style:name="P30" style:family="paragraph">
      <style:paragraph-properties fo:text-align="center"/>
      <style:text-properties fo:font-size="10pt" style:font-size-asian="10pt" style:font-size-complex="10pt"/>
    </style:style>
    <style:style style:name="T1" style:family="text">
      <style:text-properties fo:font-size="14pt" style:text-underline-style="solid" style:text-underline-width="auto" style:text-underline-color="font-color" style:font-size-asian="14pt" style:font-size-complex="14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2pt" fo:font-style="normal" style:text-underline-style="none" style:font-size-asian="10.5pt" style:font-style-asian="normal" style:font-size-complex="12pt" style:font-style-complex="normal"/>
    </style:style>
    <style:style style:name="T5" style:family="text">
      <style:text-properties fo:font-size="8pt" style:font-size-asian="8pt" style:font-size-complex="8pt"/>
    </style:style>
    <style:style style:name="T6" style:family="text">
      <style:text-properties fo:font-size="10pt" style:font-size-asian="10pt" style:font-size-complex="10pt"/>
    </style:style>
    <style:style style:name="T7" style:family="text">
      <style:text-properties fo:font-size="7pt" style:font-size-asian="7pt" style:font-size-complex="7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style>
    <style:style style:name="gr4" style:family="graphic">
      <style:graphic-properties draw:fill-color="#ffff00" draw:textarea-horizontal-align="center" draw:textarea-vertical-align="middle" style:run-through="foreground"/>
    </style:style>
    <style:style style:name="gr5" style:family="graphic">
      <style:graphic-properties draw:fill-color="#eb613d" draw:textarea-horizontal-align="center" draw:textarea-vertical-align="middle" style:run-through="foreground"/>
    </style:style>
    <style:style style:name="gr6" style:family="graphic">
      <style:graphic-properties draw:fill-color="#00dcff" draw:textarea-horizontal-align="center" draw:textarea-vertical-align="middle" style:run-through="foreground"/>
    </style:style>
    <style:style style:name="gr7" style:family="graphic">
      <style:graphic-properties draw:marker-end="Rounded_20_short_20_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end="Rounded_20_short_20_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Dashed_20__28_var_29_" svg:stroke-width="0.0201in" svg:stroke-color="#333333" draw:marker-start-width="0.1701in" draw:marker-end-width="0.1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style>
    <style:style style:name="gr12" style:family="graphic">
      <style:graphic-properties draw:stroke="none" draw:textarea-horizontal-align="center" draw:textarea-vertical-align="middle" draw:fit-to-size="shrink-to-fit"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DMP Server Design </text:span></text:p>
      <text:p text:style-name="Standard"/>
      <text:p text:style-name="Standard">We propose a layered architecture for the NDMP server. This approach helps us provide separation of concerns and isolate specific responsibilities to specific layers or modules in the system. This, we believe, will also help us build a better maintainable solution. </text:p>
      <text:p text:style-name="Standard"><draw:g text:anchor-type="paragraph" draw:z-index="3" draw:style-name="gr2"><draw:rect draw:style-name="gr3" draw:text-style-name="P29" svg:width="4.1878in" svg:height="0.9724in" svg:x="0.0201in" svg:y="3.4374in"><text:p text:style-name="P29">Communication Subsystem</text:p></draw:rect><draw:rect draw:style-name="gr4" draw:text-style-name="P29" svg:width="4.1878in" svg:height="0.9724in" svg:x="0.0201in" svg:y="2.4654in"><text:p text:style-name="P29">XDR Marshal/Unmarshal</text:p><text:p text:style-name="P29">(NDMP Aware)</text:p></draw:rect><draw:rect draw:style-name="gr5" draw:text-style-name="P29" svg:width="4.1878in" svg:height="0.9724in" svg:x="0.0201in" svg:y="1.4929in"><text:p text:style-name="P29">NDMP Actions (State Machine)</text:p></draw:rect><draw:rect draw:style-name="gr6" draw:text-style-name="P29" svg:width="4.1878in" svg:height="0.9724in" svg:x="0.0201in" svg:y="0.5209in"><text:p text:style-name="P29">GlusterFS Service</text:p></draw:rect></draw:g></text:p>
      <text:p text:style-name="P20"/>
      <text:p text:style-name="P20"/>
      <text:p text:style-name="P22">GlusterFS service interacts with the the GlusterFS system and the backup devices – SCSI and tape.</text:p>
      <text:p text:style-name="P20"/>
      <text:p text:style-name="P20"/>
      <text:p text:style-name="P20"/>
      <text:p text:style-name="P20">This subsystem implements the actual NDMP spec and is responsible for all NDMP actions and messages.</text:p>
      <text:p text:style-name="P20"/>
      <text:p text:style-name="P21">The XDR Marshal/Unmarshal subsystem is responsible for parsing XDR data on the wire, creating NDMP data types and also generating XDR responses to be sent to clients</text:p>
      <text:p text:style-name="P15"/>
      <text:p text:style-name="P15">The Communication Subsystem is responsible for handling all low-level TCP communication and sessions. </text:p>
      <text:p text:style-name="P23"/>
      <text:p text:style-name="P24"/>
      <text:p text:style-name="P2">Communication Subsystem</text:p>
      <text:p text:style-name="P4"/>
      <text:p text:style-name="P8">The Communication Subsystem is responsible for all TCP-level communication. The subsystem has to allow multiple and simultaneous connections with remote NDMP clients. <text:s/>To provide separation of concerns, this subsystem is not responsible for interpreting the messages. It is only responsible for handling connections and receiving and delivering messages (requests and responses). </text:p>
      <text:p text:style-name="Standard"/>
      <text:p text:style-name="P14">To manage multiple client connections, the Communication Subsystem creates session for each connection. The session has complete information about the endpoint of the client so that the subsystem can read and send responses to each client separately. </text:p>
      <text:p text:style-name="P14"/>
      <text:p text:style-name="P14">The subsystem has dual responsibilities of handling client connections (connection handling) and dispatching requests (request processing) on behalf of the clients via upcalls to the other subsystems. </text:p>
      <text:p text:style-name="P14"/>
      <text:p text:style-name="P14">To be able to handle multiple connections and requests, a multi-threaded environment is needed. There are different threading possibilities. One can take the approach of a thread per client[1]; this could create large number of threads and would be expensive if we do not limit the number of connections. <text:soft-page-break/>Our approach is to separate the threading policies for connection handling and request processing. </text:p>
      <text:p text:style-name="P14"/>
      <text:p text:style-name="P14">For connection handling we will use one thread for the listener, one thread for inbound request handling, and one thread for session management. <text:s/>So there will be a fixed number of four threads for connection handling and session handling. The listener thread waits for TCP connection request and once a request is accepted, it will create a session and notify the session thread. The session thread maintains a list of currently active sessions, as a linked list. The session thread notifies the inbound request thread which multiplexes input messages via a TCP select call. The session that is to be processed is then given to the request processing thread, which chooses a thread from a thread pool. <text:s/></text:p>
      <text:p text:style-name="P14"/>
      <text:p text:style-name="P14">For request processing, we will create a configurable number of threads in a thread pool. The client NDMP requests will eventually land in one of the threads in the pool for request processing. To balance resource usage and performance needs, we propose a thread pool instead of thread per request[2]. The request processing main thread maintains a job queue from which it will pick up a job and dispatch the request on a thread from the thread pool, in a first-come-first-served (FCFS) basis. </text:p>
      <text:p text:style-name="P14"/>
      <text:p text:style-name="P14"/>
      <text:p text:style-name="P14"><draw:rect text:anchor-type="paragraph" draw:z-index="0" draw:style-name="gr1" draw:text-style-name="P29" svg:width="2.5768in" svg:height="0.8039in" svg:x="3.2425in" svg:y="0.0602in"><text:p text:style-name="P29"/><text:p text:style-name="P29"/><text:p text:style-name="P29"/><text:p text:style-name="P29">Request Processing </text:p></draw:rect><draw:rect text:anchor-type="paragraph" draw:z-index="1" draw:style-name="gr1" draw:text-style-name="P29" svg:width="2.3543in" svg:height="0.924in" svg:x="0.0547in" svg:y="0.0445in"><text:p text:style-name="P29"/><text:p text:style-name="P29"/><text:p text:style-name="P29"/><text:p text:style-name="P29">Connection Handling [3]</text:p></draw:rect><draw:rect text:anchor-type="paragraph" draw:z-index="2" draw:style-name="gr1" draw:text-style-name="P30" svg:width="0.4933in" svg:height="0.563in" svg:x="0.152in" svg:y="0.1626in"><text:p text:style-name="P29"><text:span text:style-name="T5">Listener</text:span></text:p><text:p text:style-name="P29"><text:span text:style-name="T6"/></text:p><text:p text:style-name="P29"><text:span text:style-name="T6"/></text:p></draw:rect><draw:rect text:anchor-type="paragraph" draw:z-index="5" draw:style-name="gr1" draw:text-style-name="P30" svg:width="0.4933in" svg:height="0.563in" svg:x="0.7008in" svg:y="0.1626in"><text:p text:style-name="P29"><text:span text:style-name="T7">Inbound</text:span></text:p><text:p text:style-name="P29"><text:span text:style-name="T7">Request</text:span></text:p><text:p text:style-name="P29"><text:span text:style-name="T7"/></text:p><text:p text:style-name="P29"><text:span text:style-name="T6"/></text:p></draw:rect><draw:rect text:anchor-type="paragraph" draw:z-index="6" draw:style-name="gr1" draw:text-style-name="P30" svg:width="0.4933in" svg:height="0.563in" svg:x="1.2654in" svg:y="0.1598in"><text:p text:style-name="P29"><text:span text:style-name="T5">Session</text:span></text:p><text:p text:style-name="P29"><text:span text:style-name="T6"/></text:p><text:p text:style-name="P29"><text:span text:style-name="T6"/></text:p></draw:rect><draw:rect text:anchor-type="paragraph" draw:z-index="16" draw:style-name="gr12" draw:text-style-name="P29" svg:width="0.6031in" svg:height="0.0921in" svg:x="3.4945in" svg:y="0.15in"><text:p text:style-name="P29">Job Queue</text:p></draw:rect><draw:rect text:anchor-type="paragraph" draw:z-index="17" draw:style-name="gr12" draw:text-style-name="P29" svg:width="0.6031in" svg:height="0.0921in" svg:x="4.7201in" svg:y="0.0953in"><text:p text:style-name="P29">Thread Pool</text:p></draw:rect><draw:rect text:anchor-type="paragraph" draw:z-index="19" draw:style-name="gr1" draw:text-style-name="P30" svg:width="0.4933in" svg:height="0.563in" svg:x="1.828in" svg:y="0.1555in"><text:p text:style-name="P29"><text:span text:style-name="T5">Request </text:span></text:p><text:p text:style-name="P29"><text:span text:style-name="T5">Processing</text:span></text:p></draw:rect></text:p>
      <text:p text:style-name="P14"><draw:g text:anchor-type="paragraph" draw:z-index="15" draw:style-name="gr2"><draw:line draw:style-name="gr11" draw:text-style-name="P29" svg:x1="3.4098in" svg:y1="0.3244in" svg:x2="4.3543in" svg:y2="0.3173in"><text:p/></draw:line><draw:line draw:style-name="gr11" draw:text-style-name="P29" svg:x1="3.4083in" svg:y1="0.0909in" svg:x2="4.3528in" svg:y2="0.0839in"><text:p/></draw:line><draw:line draw:style-name="gr11" draw:text-style-name="P29" svg:x1="3.4945in" svg:y1="0.0909in" svg:x2="3.4945in" svg:y2="0.3256in"><text:p/></draw:line><draw:line draw:style-name="gr11" draw:text-style-name="P29" svg:x1="3.5984in" svg:y1="0.0909in" svg:x2="3.5984in" svg:y2="0.3256in"><text:p/></draw:line><draw:line draw:style-name="gr11" draw:text-style-name="P29" svg:x1="3.7028in" svg:y1="0.0839in" svg:x2="3.7028in" svg:y2="0.3185in"><text:p/></draw:line><draw:line draw:style-name="gr11" draw:text-style-name="P29" svg:x1="3.8047in" svg:y1="0.0909in" svg:x2="3.8047in" svg:y2="0.3256in"><text:p/></draw:line><draw:line draw:style-name="gr11" draw:text-style-name="P29" svg:x1="3.9047in" svg:y1="0.0909in" svg:x2="3.9047in" svg:y2="0.3256in"><text:p/></draw:line><draw:line draw:style-name="gr11" draw:text-style-name="P29" svg:x1="4.0055in" svg:y1="0.0839in" svg:x2="4.0055in" svg:y2="0.3185in"><text:p/></draw:line><draw:line draw:style-name="gr11" draw:text-style-name="P29" svg:x1="4.0957in" svg:y1="0.0839in" svg:x2="4.0957in" svg:y2="0.3185in"><text:p/></draw:line><draw:line draw:style-name="gr11" draw:text-style-name="P29" svg:x1="4.211in" svg:y1="0.0839in" svg:x2="4.211in" svg:y2="0.3185in"><text:p/></draw:line></draw:g><draw:path text:anchor-type="paragraph" draw:z-index="4" draw:style-name="gr7" draw:text-style-name="P29" svg:width="0.2642in" svg:height="0.2189in" draw:transform="skewX (-0.426907535037813) rotate (-0.999200996766754) translate (0.4234622263562in 0.0458773092284193in)" svg:viewBox="0 0 672 557" svg:d="m0 61c444-236-112 303 315 114 155-68-289 496 136 335l158-48 63 95"><text:p/></draw:path><draw:path text:anchor-type="paragraph" draw:z-index="7" draw:style-name="gr7" draw:text-style-name="P29" svg:width="0.2642in" svg:height="0.2189in" draw:transform="skewX (-0.426907535037813) rotate (-0.999200996766754) translate (0.923462226356202in 0.0111550870061971in)" svg:viewBox="0 0 672 557" svg:d="m0 61c444-236-112 303 315 114 155-68-289 496 136 335l158-48 63 95"><text:p/></draw:path><draw:path text:anchor-type="paragraph" draw:z-index="8" draw:style-name="gr8" draw:text-style-name="P29" svg:width="0.2642in" svg:height="0.2189in" draw:transform="skewX (-0.426907535037813) rotate (-0.999200996766754) translate (4.58318444857842in -0.00134491299380039in)" svg:viewBox="0 0 672 557" svg:d="m0 61c444-236-112 303 315 114 155-68-289 496 136 335l158-48 63 95"><text:p text:style-name="P29"/><text:p text:style-name="P29"/><text:p text:style-name="P29"/><text:p text:style-name="P29"/></draw:path><draw:path text:anchor-type="paragraph" draw:z-index="9" draw:style-name="gr8" draw:text-style-name="P29" svg:width="0.2642in" svg:height="0.2189in" draw:transform="skewX (-0.426907535037813) rotate (-0.999200996766754) translate (4.77554555968954in -0.005511579660462in)" svg:viewBox="0 0 672 557" svg:d="m0 61c444-236-112 303 315 114 155-68-289 496 136 335l158-48 63 95"><text:p text:style-name="P29"/><text:p text:style-name="P29"/><text:p text:style-name="P29"/><text:p text:style-name="P29"/></draw:path><draw:path text:anchor-type="paragraph" draw:z-index="10" draw:style-name="gr8" draw:text-style-name="P29" svg:width="0.2642in" svg:height="0.2189in" draw:transform="skewX (-0.426907535037813) rotate (-0.999200996766754) translate (4.98387889302287in 0.00976619811731073in)" svg:viewBox="0 0 672 557" svg:d="m0 61c444-236-112 303 315 114 155-68-289 496 136 335l158-48 63 95"><text:p text:style-name="P29"/><text:p text:style-name="P29"/><text:p text:style-name="P29"/><text:p text:style-name="P29"/></draw:path><draw:path text:anchor-type="paragraph" draw:z-index="11" draw:style-name="gr8" draw:text-style-name="P29" svg:width="0.2642in" svg:height="0.2189in" draw:transform="skewX (-0.426907535037813) rotate (-0.999200996766754) translate (5.34012889302287in 0.00837730922841931in)" svg:viewBox="0 0 672 557" svg:d="m0 61c444-236-112 303 315 114 155-68-289 496 136 335l158-48 63 95"><text:p text:style-name="P29"/><text:p text:style-name="P29"/><text:p text:style-name="P29"/><text:p text:style-name="P29"/></draw:path><draw:path text:anchor-type="paragraph" draw:z-index="18" draw:style-name="gr8" draw:text-style-name="P29" svg:width="0.2642in" svg:height="0.2189in" draw:transform="skewX (-0.426907535037813) rotate (-0.999200996766754) translate (1.52762889302287in 0.0111550870061996in)" svg:viewBox="0 0 672 557" svg:d="m0 61c444-236-112 303 315 114 155-68-289 496 136 335l158-48 63 95"><text:p text:style-name="P29"/><text:p text:style-name="P29"/><text:p text:style-name="P29"/><text:p text:style-name="P29"/></draw:path><draw:path text:anchor-type="paragraph" draw:z-index="20" draw:style-name="gr8" draw:text-style-name="P29" svg:width="0.2642in" svg:height="0.2189in" draw:transform="skewX (-0.426907535037813) rotate (-0.999200996766754) translate (2.05887889302287in 0.0132384203395304in)" svg:viewBox="0 0 672 557" svg:d="m0 61c444-236-112 303 315 114 155-68-289 496 136 335l158-48 63 95"><text:p text:style-name="P29"/><text:p text:style-name="P29"/><text:p text:style-name="P29"/><text:p text:style-name="P29"/></draw:path></text:p>
      <text:p text:style-name="P14"><draw:line text:anchor-type="paragraph" draw:z-index="13" draw:style-name="gr10" draw:text-style-name="P29" svg:x1="5.0201in" svg:y1="0.0571in" svg:x2="5.2772in" svg:y2="0.0571in"><text:p/></draw:line></text:p>
      <text:p text:style-name="P14"/>
      <text:p text:style-name="P14"/>
      <text:p text:style-name="P14"/>
      <text:p text:style-name="P14"/>
      <text:p text:style-name="P14">The figures above show the threading policy for connection handling and request processing. For the actual request processing, up calls will be made to marshaling and NDMP layers. </text:p>
      <text:p text:style-name="P14"/>
      <text:p text:style-name="P14"/>
      <text:p text:style-name="P3"><draw:line text:anchor-type="paragraph" draw:z-index="12" draw:style-name="gr9" draw:text-style-name="P29" svg:x1="5.2283in" svg:y1="0.9484in" svg:x2="5.2075in" svg:y2="0.9764in"><text:p/></draw:line><draw:line text:anchor-type="paragraph" draw:z-index="14" draw:style-name="gr9" draw:text-style-name="P29" svg:x1="3.5264in" svg:y1="0.6299in" svg:x2="3.5492in" svg:y2="0.6508in"><text:p/></draw:line>XDR Marshaling/Unmarshaling</text:p>
      <text:p text:style-name="P3"/>
      <text:p text:style-name="P9">NDMP specification assumes that on-the-wire representation of various data are represented in XDR format. XDR format is defined in RFC 1014. Messages in XDR format need to be deserialized, or unmarshaled, to be understood by the NDMP client. This is the part of the responsibility of this layer. This layer has the upstream responsibility of unmarshaling client requests and creating C structures, which it passes through to the NDMP action layer[4]. The C structures are in accordance with the NDMP structures that are defined in the NDMP spec. This layer has the downstream responsibility of <text:s/>receiving responses passed down from the NDMP action layer and marshaling them into XDR format. We will use external XDR libraries for marshaling and unmarshaling of NDMP requests and responses.</text:p>
      <text:p text:style-name="P9"/>
      <text:p text:style-name="P3">NDMP Actions (State Machine)</text:p>
      <text:p text:style-name="P3"/>
      <text:p text:style-name="P9">In this layer we implement the NDMP interfaces (CONNECT, CONFIG, etc.), as they are specified in the NDMP spec. We work with the populated C structures[5] that are sent in by the NDMP aware XDR layer. We adhere to the state machine diagrams that are specified in the NDMP spec. This layer then calls to the GlusterFS layer for filesystem transactions. In case of DATA requests, the file path present in the relevant C structure can be used to locate data remotely using GlusterFS.</text:p>
      <text:p text:style-name="P5"><text:soft-page-break/><text:span text:style-name="T2">CONNECT</text:span></text:p>
      <text:p text:style-name="P11"/>
      <text:p text:style-name="P11">This interface will be used after a client first establishes a connection to an NDMP server. The CONNECT interface allows the NDMP server to authenticate the client and negotiate the version of protocol used. There are 4 CONNECT messages:</text:p>
      <text:p text:style-name="P11"/>
      <text:p text:style-name="P11">NDMP_CONNECT_OPEN (Open connection)</text:p>
      <text:p text:style-name="P11">NDMP_CONECT_CLIENT_AUTH (Authenticating client to server – currently skipping)</text:p>
      <text:p text:style-name="P11">NDMP_CONNECT_CLOSE (Close connection)</text:p>
      <text:p text:style-name="P11">NDMP_CONECT_SERVER_AUTH (Authenticating server to client – currently skipping)</text:p>
      <text:p text:style-name="P11"/>
      <text:p text:style-name="P11">An NDMP_CONNECT_OPEN message creates a new session (adds it to the list of active sessions), while an NDMP_CONNECT_CLOSE closes a session (removes from list). The authentication messages are sent to higher layers by upcalls and appropriately handled.</text:p>
      <text:p text:style-name="P11"/>
      <text:p text:style-name="P6">CONFIG</text:p>
      <text:p text:style-name="P6"/>
      <text:p text:style-name="P6">SCSI</text:p>
      <text:p text:style-name="P6"/>
      <text:p text:style-name="P6">DATA</text:p>
      <text:p text:style-name="P6"/>
      <text:p text:style-name="P6">TAPE</text:p>
      <text:p text:style-name="P6"/>
      <text:p text:style-name="P6">MOVER</text:p>
      <text:p text:style-name="P11"><text:s/></text:p>
      <text:p text:style-name="P7"/>
      <text:p text:style-name="P3">GlusterFS Service</text:p>
      <text:p text:style-name="P9"/>
      <text:p text:style-name="P9">This layer primarily makes calls to GlusterFS based on requests from the NDMP actions layer and is responsible for the actual backup.</text:p>
      <text:p text:style-name="P9"/>
      <text:p text:style-name="P9"/>
      <text:p text:style-name="P3"/>
      <text:p text:style-name="P19">An Example Flow Through The Subsystems</text:p>
      <text:p text:style-name="P18"/>
      <text:list xml:id="list1655461991" text:style-name="L1">
        <text:list-item>
          <text:p text:style-name="P12">NDMP Server Init </text:p>
        </text:list-item>
        <text:list-item>
          <text:p text:style-name="P12">Listening on port 10000 on Listener thread [T1]</text:p>
        </text:list-item>
        <text:list-item>
          <text:p text:style-name="P12">Receive a connect request on port 10000 [T1]</text:p>
        </text:list-item>
        <text:list-item>
          <text:p text:style-name="P12">T1 responds by accepting request. A session is created and handed to Session Manager thread [T2]</text:p>
        </text:list-item>
        <text:list-item>
          <text:p text:style-name="P12">The session manager adds the socket file descriptor to select call in Inbound Request multiplexer thread [T3]</text:p>
        </text:list-item>
        <text:list-item>
          <text:p text:style-name="P12">A request arrives from a client, say a NDMP Connect request. Thread T3 gets this request on the socket connected to the NDMP client. T3 wakes up from select. T3 now hands the readable socket file descriptor to Request Processing Thread [T4] and goes back to select wait</text:p>
        </text:list-item>
        <text:list-item>
          <text:p text:style-name="P12">Now T4 creates a NDMP job from the request and adds it to the Job Queue. </text:p>
        </text:list-item>
        <text:list-item>
          <text:p text:style-name="P12">A thread Ti from the thread pool picks up the job to process </text:p>
        </text:list-item>
        <text:list-item>
          <text:p text:style-name="P12">Ti invokes the NDMP-aware XDR unmarshal component. The NDMP header is unmarshaled (still in thread Ti) </text:p>
        </text:list-item>
        <text:list-item>
          <text:p text:style-name="P12">The NDMP message type is determined and the specific NDMP message unmarshaler is called to unmarshal the NDMP message body</text:p>
        </text:list-item>
        <text:list-item>
          <text:p text:style-name="P12">NDMP function is invoked after unmarshaling the body (still on thread Ti) by the NDMP-aware XDR unmarshaler. The NDMP action method receives the call</text:p>
        </text:list-item>
        <text:list-item>
          <text:p text:style-name="P12">Based on the call (NDMP message) appropriate action is taken. For example a specific state machine action based on the session (client) is taken</text:p>
        </text:list-item>
        <text:list-item>
          <text:p text:style-name="P12">This may involve calling GlusterFS file system to fetch data or query for file status or call specific tape or SCSCI device functions</text:p>
        </text:list-item>
        <text:list-item>
          <text:p text:style-name="P12">The task in step #12 is done. Control returns to #11</text:p>
        </text:list-item>
        <text:list-item>
          <text:p text:style-name="P12">The response which is now in C data types is marshaled to XDR and call stack eventually unwinds to #8</text:p>
        </text:list-item>
        <text:list-item>
          <text:p text:style-name="P12">The response is marshaled on TCP socket to the client</text:p>
        </text:list-item>
        <text:list-item>
          <text:p text:style-name="P12">Job is done</text:p>
        </text:list-item>
      </text:list>
      <text:p text:style-name="P11"/>
      <text:p text:style-name="P11"><text:s text:c="6"/>6a. Meanwhile another request arrives, which wakes up select on T3.</text:p>
      <text:p text:style-name="P11"><text:s text:c="6"/>7a. T4 adds this job to Job Queue</text:p>
      <text:p text:style-name="P11"><text:s text:c="6"/>8a. Thread Tj from the thread pool processes the job as outlined above</text:p>
      <text:p text:style-name="P11"/>
      <text:p text:style-name="P11"><text:s text:c="6"/>6b. Meanwhile another request arrives, which wakes up select on T3.</text:p>
      <text:p text:style-name="P11"><text:s text:c="6"/>7b. T4 adds this job to Job Queue</text:p>
      <text:p text:style-name="P16"><text:s text:c="6"/>8b. Thread Tj from the thread pool processes the job as outlined above</text:p>
      <text:p text:style-name="P3"/>
      <text:p text:style-name="P3"/>
      <text:p text:style-name="P25">Design Alternatives</text:p>
      <text:p text:style-name="P3"/>
      <text:list xml:id="list120933021" text:style-name="L4">
        <text:list-item>
          <text:p text:style-name="P10">If the number of clients that connect to a server is small enough for us to have one thread per client connection, we can do that. A listener will be the master thread. Then, connection handling and request processing can be done for each client by the single thread that is exclusive to that client. </text:p>
        </text:list-item>
        <text:list-item>
          <text:p text:style-name="P10">Again as in [1], if the number of client requests are small, we do not need a job queue and a thread pool.</text:p>
        </text:list-item>
        <text:list-item>
          <text:p text:style-name="P10">We have used 4 threads here so that each thread has a single responsibility. Listener listens for new connections, Inbound Request waits on select(), Session maintains a linked list of active sessions, and Request Processing dispatches request to the job queue. We <text:span text:style-name="T2">can </text:span><text:span text:style-name="T3">use less than 4 threads here</text:span><text:span text:style-name="T2">,</text:span><text:span text:style-name="T3"> although we will need at least 2 (a separate listener).</text:span></text:p>
        </text:list-item>
        <text:list-item>
          <text:p text:style-name="P13">We propose a two-part approach to this problem – two unmarshalers which each unmarshal part of the message stream. The first part, a general message unmarshaler, only unmarshals the header, and determines the type of the message. This is then passed to the specific message unmarshaler for that type of message. This unmarshaler unmarshals the rest of the message and sends it up to the NDMP actions layer for further processing. There will be as many specific unmarshalers as there are message types. However, we can do this using only one unmarshaling stage – we propose two so that, again, each component has a single responsibility.</text:p>
        </text:list-item>
        <text:list-item>
          <text:p text:style-name="P13">This is not really a specific design alternative. We offer implementing the entire NDMP server in C++ here. C++ has several advantages over C that make our lives easier:</text:p>
        </text:list-item>
      </text:list>
      <text:list xml:id="list1786911083" text:style-name="L5">
        <text:list-item>
          <text:p text:style-name="P26">C++ is a better language and would give us a better program design than<text:line-break/>C. Our program will be more maintainable in C++ than it would be in C.</text:p>
        </text:list-item>
        <text:list-item>
          <text:p text:style-name="P27"><text:span text:style-name="T4">There are libraries like STL and Boost which will make many of the bookkeeping tasks easier. Further, we can make use of the state machine design pattern for implementing the NDMP action interface state machines. <text:line-break/></text:span><text:a xlink:type="simple" xlink:href="http://en.wikipedia.org/wiki/State_pattern" office:target-frame-name="_blank" xlink:show="new">http://en.wikipedia.org/wiki/State_pattern </text:a><text:a xlink:type="simple" xlink:href="http://sourcemaking.com/design_patterns/state">http://sourcemaking.com/design_patterns/state</text:a></text:p>
        </text:list-item>
        <text:list-item>
          <text:p text:style-name="P26">Perceptible performance degradation of choosing C++ over C is negligible in the case of NDMP server. Moreover, program execution time is insignificant compared with time taken for actual backup.</text:p>
        </text:list-item>
      </text:list>
      <text:p text:style-name="P17"/>
      <text:p text:style-name="P17"/>
      <text:p text:style-name="P17"/>
      <text:p text:style-name="P17"/>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Rounded_20_short_20_Arrow" draw:display-name="Rounded short Arrow" svg:viewBox="0 0 1013 1130" svg:d="m1009 1050-449-1008-22-30-29-12-34 12-21 26-449 1012-5 13v8l5 21 12 21 17 13 21 4h903l21-4 21-13 9-21 4-21v-8z"/>
    <draw:stroke-dash draw:name="Dashed_20__28_var_29_" draw:display-name="Dashed (var)" draw:style="rect" draw:dots1="1" draw:dots1-length="197%" draw:distance="127%"/>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Page <text:page-number text:select-page="current">3</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st </meta:initial-creator>
    <meta:creation-date>2013-02-13T16:03:48</meta:creation-date>
    <dc:date>2013-02-13T16:09:14</dc:date>
    <dc:creator>test </dc:creator>
    <meta:editing-duration>PT1M53S</meta:editing-duration>
    <meta:editing-cycles>3</meta:editing-cycles>
    <meta:generator>LibreOffice/3.5$Linux_X86_64 LibreOffice_project/350m1$Build-2</meta:generator>
    <meta:document-statistic meta:table-count="0" meta:image-count="0" meta:object-count="0" meta:page-count="5" meta:paragraph-count="67" meta:word-count="1615" meta:character-count="9894" meta:non-whitespace-character-count="8313"/>
  </office:meta>
</office:document-meta>
</file>